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02e6c" officeooo:paragraph-rsid="00102e6c" style:font-weight-asian="bold" style:font-weight-complex="bold"/>
    </style:style>
    <style:style style:name="P2" style:family="paragraph" style:parent-style-name="Standard">
      <style:paragraph-properties fo:text-align="start" style:justify-single-word="false"/>
      <style:text-properties fo:font-size="14pt" fo:font-weight="bold" officeooo:rsid="00104a5c" officeooo:paragraph-rsid="00104a5c" style:font-weight-asian="bold" style:font-weight-complex="bold"/>
    </style:style>
    <style:style style:name="P3" style:family="paragraph" style:parent-style-name="Standard">
      <style:paragraph-properties fo:text-align="start" style:justify-single-word="false"/>
      <style:text-properties fo:font-size="14pt" fo:font-weight="bold" officeooo:rsid="0011b0b2" officeooo:paragraph-rsid="0011b0b2" style:font-weight-asian="bold" style:font-weight-complex="bold"/>
    </style:style>
    <style:style style:name="P4" style:family="paragraph" style:parent-style-name="Standard">
      <style:paragraph-properties fo:text-align="start" style:justify-single-word="false"/>
      <style:text-properties fo:font-size="14pt" fo:font-style="normal" fo:font-weight="bold" officeooo:rsid="0012040f" officeooo:paragraph-rsid="0012040f"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191fb8" officeooo:paragraph-rsid="00191fb8"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193b99" officeooo:paragraph-rsid="00193b99"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ize="16pt" officeooo:rsid="00102e6c" officeooo:paragraph-rsid="00102e6c"/>
    </style:style>
    <style:style style:name="P8" style:family="paragraph" style:parent-style-name="Standard">
      <style:paragraph-properties fo:text-align="start" style:justify-single-word="false"/>
      <style:text-properties fo:font-size="16pt" officeooo:rsid="00102e6c" officeooo:paragraph-rsid="00102e6c"/>
    </style:style>
    <style:style style:name="P9" style:family="paragraph" style:parent-style-name="Standard">
      <style:paragraph-properties fo:text-align="start" style:justify-single-word="false"/>
      <style:text-properties fo:font-size="12pt" fo:font-weight="normal" officeooo:rsid="0011b0b2" officeooo:paragraph-rsid="0011b0b2" style:font-weight-asian="normal" style:font-weight-complex="normal"/>
    </style:style>
    <style:style style:name="P10" style:family="paragraph" style:parent-style-name="Standard">
      <style:paragraph-properties fo:text-align="start" style:justify-single-word="false"/>
      <style:text-properties fo:font-size="12pt" fo:font-style="normal" fo:font-weight="normal" officeooo:rsid="001943e7" officeooo:paragraph-rsid="001943e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9e308" officeooo:paragraph-rsid="0019e308"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a6cfa" officeooo:paragraph-rsid="001a6cfa"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c06fd" officeooo:paragraph-rsid="001c06f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d7832" officeooo:paragraph-rsid="001d7832"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officeooo:paragraph-rsid="00102e6c"/>
    </style:style>
    <style:style style:name="P16" style:family="paragraph" style:parent-style-name="Standard" style:list-style-name="L5">
      <style:paragraph-properties fo:text-align="start" style:justify-single-word="false"/>
      <style:text-properties officeooo:paragraph-rsid="00144593"/>
    </style:style>
    <style:style style:name="P17" style:family="paragraph" style:parent-style-name="Standard" style:list-style-name="L5">
      <style:paragraph-properties fo:text-align="start" style:justify-single-word="false"/>
      <style:text-properties officeooo:paragraph-rsid="00172f8c"/>
    </style:style>
    <style:style style:name="P18" style:family="paragraph" style:parent-style-name="Standard" style:list-style-name="L1">
      <style:paragraph-properties fo:text-align="start" style:justify-single-word="false"/>
      <style:text-properties fo:font-size="12pt" fo:font-weight="normal" officeooo:rsid="00104a5c" officeooo:paragraph-rsid="00104a5c"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104a5c" officeooo:paragraph-rsid="00104a5c" style:font-weight-asian="normal" style:font-weight-complex="normal"/>
    </style:style>
    <style:style style:name="P20" style:family="paragraph" style:parent-style-name="Standard" style:list-style-name="L2">
      <style:paragraph-properties fo:text-align="start" style:justify-single-word="false"/>
      <style:text-properties fo:font-size="12pt" fo:font-weight="normal" officeooo:rsid="0011b0b2" officeooo:paragraph-rsid="0011b0b2" style:font-weight-asian="normal" style:font-weight-complex="normal"/>
    </style:style>
    <style:style style:name="P21" style:family="paragraph" style:parent-style-name="Standard" style:list-style-name="L3">
      <style:paragraph-properties fo:text-align="start" style:justify-single-word="false"/>
      <style:text-properties fo:font-size="12pt" fo:font-weight="normal" officeooo:rsid="0011e6b3" officeooo:paragraph-rsid="0011e6b3" style:font-weight-asian="normal" style:font-weight-complex="normal"/>
    </style:style>
    <style:style style:name="P22" style:family="paragraph" style:parent-style-name="Standard" style:list-style-name="L3">
      <style:paragraph-properties fo:text-align="start" style:justify-single-word="false"/>
      <style:text-properties fo:font-size="12pt" fo:font-style="normal" fo:font-weight="normal" officeooo:rsid="0012040f" officeooo:paragraph-rsid="0012040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2040f" officeooo:paragraph-rsid="0012040f" style:font-style-asian="normal" style:font-weight-asian="normal" style:font-style-complex="normal" style:font-weight-complex="normal"/>
    </style:style>
    <style:style style:name="P24" style:family="paragraph" style:parent-style-name="Standard" style:list-style-name="L4">
      <style:paragraph-properties fo:text-align="start" style:justify-single-word="false"/>
      <style:text-properties fo:font-size="12pt" fo:font-style="normal" fo:font-weight="normal" officeooo:rsid="001ebd92" officeooo:paragraph-rsid="001ebd92" style:font-style-asian="normal" style:font-weight-asian="normal" style:font-style-complex="normal" style:font-weight-complex="normal"/>
    </style:style>
    <style:style style:name="P25" style:family="paragraph" style:parent-style-name="Standard" style:list-style-name="L5">
      <style:paragraph-properties fo:text-align="start" style:justify-single-word="false"/>
      <style:text-properties fo:font-size="12pt" fo:font-style="normal" fo:font-weight="normal" officeooo:rsid="00144593" officeooo:paragraph-rsid="0014459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72f8c" officeooo:paragraph-rsid="00172f8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93b99" officeooo:paragraph-rsid="00193b99" style:font-style-asian="normal" style:font-weight-asian="normal" style:font-style-complex="normal" style:font-weight-complex="normal"/>
    </style:style>
    <style:style style:name="P28" style:family="paragraph" style:parent-style-name="Standard" style:list-style-name="L7">
      <style:paragraph-properties fo:text-align="start" style:justify-single-word="false"/>
      <style:text-properties fo:font-size="12pt" fo:font-style="normal" fo:font-weight="normal" officeooo:rsid="001943e7" officeooo:paragraph-rsid="001943e7" style:font-style-asian="normal" style:font-weight-asian="normal" style:font-style-complex="normal" style:font-weight-complex="normal"/>
    </style:style>
    <style:style style:name="P29" style:family="paragraph" style:parent-style-name="Standard" style:list-style-name="L7">
      <style:paragraph-properties fo:text-align="start" style:justify-single-word="false"/>
      <style:text-properties fo:font-size="12pt" fo:font-style="normal" fo:font-weight="normal" officeooo:rsid="0019e308" officeooo:paragraph-rsid="0019e308" style:font-style-asian="normal" style:font-weight-asian="normal" style:font-style-complex="normal" style:font-weight-complex="normal"/>
    </style:style>
    <style:style style:name="P30" style:family="paragraph" style:parent-style-name="Standard" style:list-style-name="L8">
      <style:paragraph-properties fo:text-align="start" style:justify-single-word="false"/>
      <style:text-properties fo:font-size="12pt" fo:font-style="normal" fo:font-weight="normal" officeooo:rsid="0019e308" officeooo:paragraph-rsid="0019e308" style:font-style-asian="normal" style:font-weight-asian="normal" style:font-style-complex="normal" style:font-weight-complex="normal"/>
    </style:style>
    <style:style style:name="P31" style:family="paragraph" style:parent-style-name="Standard" style:list-style-name="L9">
      <style:paragraph-properties fo:text-align="start" style:justify-single-word="false"/>
      <style:text-properties fo:font-size="12pt" fo:font-style="normal" fo:font-weight="normal" officeooo:rsid="001a6cfa" officeooo:paragraph-rsid="001a6cf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a6cfa" officeooo:paragraph-rsid="001a6cfa" style:font-style-asian="normal" style:font-weight-asian="normal" style:font-style-complex="normal" style:font-weight-complex="normal"/>
    </style:style>
    <style:style style:name="P33" style:family="paragraph" style:parent-style-name="Standard" style:list-style-name="L10">
      <style:paragraph-properties fo:text-align="start" style:justify-single-word="false"/>
      <style:text-properties fo:font-size="12pt" fo:font-style="normal" fo:font-weight="normal" officeooo:rsid="001c51dc" officeooo:paragraph-rsid="001c51dc" style:font-style-asian="normal" style:font-weight-asian="normal" style:font-style-complex="normal" style:font-weight-complex="normal"/>
    </style:style>
    <style:style style:name="P34" style:family="paragraph" style:parent-style-name="Standard" style:list-style-name="L10">
      <style:paragraph-properties fo:text-align="start" style:justify-single-word="false"/>
      <style:text-properties fo:font-size="12pt" fo:font-style="normal" fo:font-weight="normal" officeooo:rsid="001d7832" officeooo:paragraph-rsid="001d783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1d7832" officeooo:paragraph-rsid="001d7832" style:font-style-asian="normal" style:font-weight-asian="normal" style:font-style-complex="normal" style:font-weight-complex="normal"/>
    </style:style>
    <style:style style:name="P36" style:family="paragraph" style:parent-style-name="Standard" style:list-style-name="L3">
      <style:paragraph-properties fo:text-align="start" style:justify-single-word="false"/>
      <style:text-properties fo:font-size="12pt" fo:font-style="normal" fo:font-weight="normal" officeooo:rsid="00239a4e" officeooo:paragraph-rsid="00239a4e" style:font-style-asian="normal" style:font-weight-asian="normal" style:font-style-complex="normal" style:font-weight-complex="normal"/>
    </style:style>
    <style:style style:name="P37" style:family="paragraph" style:parent-style-name="Standard" style:list-style-name="L11">
      <style:paragraph-properties fo:text-align="start" style:justify-single-word="false"/>
      <style:text-properties fo:font-size="12pt" fo:font-style="normal" fo:font-weight="normal" officeooo:rsid="0026eadb" officeooo:paragraph-rsid="0026ead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6eadb" officeooo:paragraph-rsid="0026ead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7758b" officeooo:paragraph-rsid="0027758b" style:font-style-asian="normal" style:font-weight-asian="normal" style:font-style-complex="normal" style:font-weight-complex="normal"/>
    </style:style>
    <style:style style:name="P40" style:family="paragraph" style:parent-style-name="Standard" style:list-style-name="L12">
      <style:paragraph-properties fo:text-align="start" style:justify-single-word="false"/>
      <style:text-properties fo:font-size="12pt" fo:font-style="normal" fo:font-weight="normal" officeooo:rsid="0028b32e" officeooo:paragraph-rsid="0028b32e" style:font-style-asian="normal" style:font-weight-asian="normal" style:font-style-complex="normal" style:font-weight-complex="normal"/>
    </style:style>
    <style:style style:name="P41" style:family="paragraph" style:parent-style-name="Standard" style:list-style-name="L12">
      <style:paragraph-properties fo:text-align="start" style:justify-single-word="false"/>
      <style:text-properties fo:font-size="12pt" fo:font-style="normal" fo:font-weight="normal" officeooo:rsid="002aa5ca" officeooo:paragraph-rsid="002aa5ca" style:font-style-asian="normal" style:font-weight-asian="normal" style:font-style-complex="normal" style:font-weight-complex="normal"/>
    </style:style>
    <style:style style:name="P42" style:family="paragraph" style:parent-style-name="Standard" style:list-style-name="L6">
      <style:paragraph-properties fo:text-align="start" style:justify-single-word="false"/>
      <style:text-properties fo:font-size="12pt" fo:font-style="normal" fo:font-weight="bold" officeooo:rsid="00193b99" officeooo:paragraph-rsid="00193b99" style:font-style-asian="normal" style:font-weight-asian="bold" style:font-style-complex="normal" style:font-weight-complex="bold"/>
    </style:style>
    <style:style style:name="P43" style:family="paragraph" style:parent-style-name="Standard" style:list-style-name="L4">
      <style:paragraph-properties fo:text-align="start" style:justify-single-word="false"/>
      <style:text-properties fo:font-size="12pt" fo:font-style="italic" fo:font-weight="bold" officeooo:rsid="001ebd92" officeooo:paragraph-rsid="001ebd92"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font-size="12pt" fo:font-style="italic" fo:font-weight="normal" officeooo:rsid="00172f8c" officeooo:paragraph-rsid="00172f8c" style:font-style-asian="italic" style:font-weight-asian="normal" style:font-style-complex="italic" style:font-weight-complex="normal"/>
    </style:style>
    <style:style style:name="P45" style:family="paragraph" style:parent-style-name="Standard" style:list-style-name="L10">
      <style:paragraph-properties fo:text-align="start" style:justify-single-word="false"/>
      <style:text-properties fo:font-size="12pt" fo:font-style="italic" fo:font-weight="normal" officeooo:rsid="001c51dc" officeooo:paragraph-rsid="001c51dc"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ize="12pt" fo:font-style="italic" fo:font-weight="normal" officeooo:rsid="001c51dc" officeooo:paragraph-rsid="001c51dc" style:font-style-asian="italic" style:font-weight-asian="normal" style:font-style-complex="italic" style:font-weight-complex="normal"/>
    </style:style>
    <style:style style:name="P47" style:family="paragraph" style:parent-style-name="Standard" style:list-style-name="L10">
      <style:paragraph-properties fo:text-align="start" style:justify-single-word="false"/>
      <style:text-properties fo:font-size="12pt" fo:font-style="italic" fo:font-weight="normal" officeooo:rsid="001d7832" officeooo:paragraph-rsid="001d7832" style:font-style-asian="italic" style:font-weight-asian="normal" style:font-style-complex="italic" style:font-weight-complex="normal"/>
    </style:style>
    <style:style style:name="P48" style:family="paragraph" style:parent-style-name="Standard" style:list-style-name="L3">
      <style:paragraph-properties fo:text-align="start" style:justify-single-word="false"/>
      <style:text-properties fo:font-size="12pt" fo:font-style="italic" fo:font-weight="normal" officeooo:rsid="00239a4e" officeooo:paragraph-rsid="00239a4e" style:font-style-asian="italic" style:font-weight-asian="normal" style:font-style-complex="italic" style:font-weight-complex="normal"/>
    </style:style>
    <style:style style:name="P49" style:family="paragraph" style:parent-style-name="Standard" style:list-style-name="L11">
      <style:paragraph-properties fo:text-align="start" style:justify-single-word="false"/>
      <style:text-properties fo:font-size="12pt" fo:font-style="italic" fo:font-weight="normal" officeooo:rsid="0026eadb" officeooo:paragraph-rsid="0026eadb" style:font-style-asian="italic" style:font-weight-asian="normal" style:font-style-complex="italic" style:font-weight-complex="normal"/>
    </style:style>
    <style:style style:name="P50" style:family="paragraph" style:parent-style-name="Standard" style:list-style-name="L3">
      <style:paragraph-properties fo:text-align="start" style:justify-single-word="false"/>
      <style:text-properties officeooo:rsid="0011e6b3" officeooo:paragraph-rsid="0011e6b3"/>
    </style:style>
    <style:style style:name="P51" style:family="paragraph" style:parent-style-name="Standard" style:list-style-name="L5">
      <style:paragraph-properties fo:text-align="start" style:justify-single-word="false"/>
      <style:text-properties officeooo:rsid="00172f8c" officeooo:paragraph-rsid="00172f8c"/>
    </style:style>
    <style:style style:name="P52" style:family="paragraph" style:parent-style-name="Standard">
      <style:paragraph-properties fo:text-align="start" style:justify-single-word="false"/>
      <style:text-properties fo:font-size="14pt" fo:font-style="normal" fo:font-weight="bold" officeooo:rsid="00256012" officeooo:paragraph-rsid="00256012" style:font-style-asian="normal" style:font-weight-asian="bold" style:font-style-complex="normal" style:font-weight-complex="bold"/>
    </style:style>
    <style:style style:name="T1" style:family="text">
      <style:text-properties fo:font-size="12pt" fo:font-weight="normal" style:font-weight-asian="normal" style:font-weight-complex="normal"/>
    </style:style>
    <style:style style:name="T2" style:family="text">
      <style:text-properties fo:font-size="12pt" fo:font-weight="normal" officeooo:rsid="00102e6c" style:font-weight-asian="normal" style:font-weight-complex="normal"/>
    </style:style>
    <style:style style:name="T3" style:family="text">
      <style:text-properties fo:font-size="12pt" fo:font-weight="normal" officeooo:rsid="00104a5c" style:font-weight-asian="normal" style:font-weight-complex="normal"/>
    </style:style>
    <style:style style:name="T4" style:family="text">
      <style:text-properties fo:font-size="12pt" fo:font-style="italic" fo:font-weight="normal" style:font-style-asian="italic" style:font-weight-asian="normal" style:font-style-complex="italic" style:font-weight-complex="normal"/>
    </style:style>
    <style:style style:name="T5" style:family="text">
      <style:text-properties fo:font-size="12pt" fo:font-style="italic" fo:font-weight="normal" officeooo:rsid="00172f8c" style:font-style-asian="italic" style:font-weight-asian="normal" style:font-style-complex="italic" style:font-weight-complex="normal"/>
    </style:style>
    <style:style style:name="T6" style:family="text">
      <style:text-properties fo:font-size="12pt" fo:font-style="italic" fo:font-weight="bold" style:font-style-asian="italic" style:font-weight-asian="bold" style:font-style-complex="italic" style:font-weight-complex="bold"/>
    </style:style>
    <style:style style:name="T7" style:family="text">
      <style:text-properties fo:font-size="12pt" fo:font-style="normal" fo:font-weight="normal" style:font-style-asian="normal" style:font-weight-asian="normal" style:font-style-complex="normal" style:font-weight-complex="normal"/>
    </style:style>
    <style:style style:name="T8" style:family="text">
      <style:text-properties fo:font-size="12pt" fo:font-style="normal" fo:font-weight="normal" officeooo:rsid="00144593" style:font-style-asian="normal" style:font-weight-asian="normal" style:font-style-complex="normal" style:font-weight-complex="normal"/>
    </style:style>
    <style:style style:name="T9" style:family="text">
      <style:text-properties fo:font-size="12pt" fo:font-style="normal" fo:font-weight="normal" officeooo:rsid="00172f8c" style:font-style-asian="normal" style:font-weight-asian="normal" style:font-style-complex="normal" style:font-weight-complex="normal"/>
    </style:style>
    <style:style style:name="T10" style:family="text">
      <style:text-properties fo:font-size="12pt" fo:font-style="normal" fo:font-weight="bold" style:font-style-asian="normal" style:font-weight-asian="bold" style:font-style-complex="normal" style:font-weight-complex="bold"/>
    </style:style>
    <style:style style:name="T11" style:family="text">
      <style:text-properties fo:font-size="12pt" fo:font-style="normal" style:text-underline-style="none" fo:font-weight="normal" officeooo:rsid="00172f8c" style:font-style-asian="normal" style:font-weight-asian="normal" style:font-style-complex="normal" style:font-weight-complex="normal"/>
    </style:style>
    <style:style style:name="T12" style:family="text">
      <style:text-properties officeooo:rsid="0011b0b2"/>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17293"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size="10pt" fo:font-style="italic" fo:font-weight="normal" officeooo:rsid="00144593" style:font-style-asian="italic" style:font-weight-asian="normal" style:font-style-complex="italic" style:font-weight-complex="normal"/>
    </style:style>
    <style:style style:name="T19" style:family="text">
      <style:text-properties fo:font-size="10pt" fo:font-style="normal" fo:font-weight="normal" officeooo:rsid="00144593"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officeooo:rsid="002aa5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ails - Controller</text:p>
      <text:p text:style-name="P8"/>
      <text:p text:style-name="P1">Controller</text:p>
      <text:list xml:id="list1609135649" text:style-name="L1">
        <text:list-item>
          <text:p text:style-name="P15"><text:span text:style-name="T2">The controller knows which view it wants to render and send back to the browser, but gives the view independence on how </text:span><text:span text:style-name="T3">to format the view.</text:span></text:p>
        </text:list-item>
        <text:list-item>
          <text:p text:style-name="P18">The controller merely sends questions to the model without managing how the model retrieves the data.</text:p>
        </text:list-item>
        <text:list-item>
          <text:p text:style-name="P18">tldr; The controller delegates all the work to the model and the view and then collects the proper batch of instance variables from the model and send to the view.</text:p>
        </text:list-item>
      </text:list>
      <text:p text:style-name="P19"/>
      <text:p text:style-name="P2">Router -&gt; Controller<text:span text:style-name="T12"> -&gt; View </text:span></text:p>
      <text:list xml:id="list2914014087" text:style-name="L2">
        <text:list-item>
          <text:p text:style-name="P20">After an HTTP request comes into the application, the router decides which controller and action to map it to. </text:p>
        </text:list-item>
        <text:list-item>
          <text:p text:style-name="P20">Rails then package all the parameters that were associated with the request and runs the specified method in the specified controller.</text:p>
        </text:list-item>
        <text:list-item>
          <text:p text:style-name="P20">Once that method is done, Rail takes any instance variables you've given it in the controller method and sends it to the appropriate view file which then can be used to format the HTML template.</text:p>
        </text:list-item>
      </text:list>
      <text:p text:style-name="P9"/>
      <text:p text:style-name="P3">Naming Matters</text:p>
      <text:list xml:id="list37964164" text:style-name="L3">
        <text:list-item>
          <text:p text:style-name="P21">Rails assumes that you are following naming conventions of Rails. It then uses these assumed names when executing code.</text:p>
        </text:list-item>
        <text:list-item>
          <text:p text:style-name="P50"><text:span text:style-name="T1">Your controller and its action has to be named whatever you called them in </text:span><text:span text:style-name="T4">routes.rb</text:span></text:p>
        </text:list-item>
        <text:list-item>
          <text:p text:style-name="P50"><text:span text:style-name="T7">Once the controller action is finished, Rails grabs all the instance variables from the controller and sends them to the view file </text:span><text:span text:style-name="T10">that is named as the same thing as the controller action</text:span><text:span text:style-name="T6">.</text:span></text:p>
          <text:list>
            <text:list-item>
              <text:p text:style-name="P22">You have to explicitly specify which view you want if you are using a hierarchy that is not Rails compliant.</text:p>
              <text:p text:style-name="P22"/>
            </text:list-item>
          </text:list>
        </text:list-item>
        <text:list-item>
          <text:p text:style-name="P36">The naming convention of controllers in Rails favors pluralizations of the last word in the controller's name.</text:p>
          <text:list>
            <text:list-item>
              <text:p text:style-name="P48">SitesAdminsController &gt; SiteAdminController</text:p>
            </text:list-item>
          </text:list>
        </text:list-item>
      </text:list>
      <text:p text:style-name="P23"/>
      <text:p text:style-name="P4">Rendering and Redirecting</text:p>
      <text:list xml:id="list233171152" text:style-name="L4">
        <text:list-item>
          <text:p text:style-name="P43">render: <text:span text:style-name="T16">This method combine the data i've prepared from the Model and fill in the View corresponding to the controller.</text:span></text:p>
        </text:list-item>
        <text:list-item>
          <text:p text:style-name="P43">redirect_to: <text:span text:style-name="T16">This method tells the client to start the whole process over again issuing a new GET request to url_for(@book) or _path(@book) or just @book.</text:span></text:p>
          <text:p text:style-name="P24"/>
        </text:list-item>
      </text:list>
      <text:list xml:id="list2486842451" text:style-name="L5">
        <text:list-item>
          <text:p text:style-name="P25">There may be times where you will want to redirect the user to a new page instead of rendering the result of your controller action.</text:p>
        </text:list-item>
        <text:list-item>
          <text:p text:style-name="P25">Redirects typically occur after controller actions where you've submitted information like creating a post. </text:p>
          <text:list>
            <text:list-item>
              <text:p text:style-name="P16"><text:span text:style-name="T8">There is no reason to have a </text:span><text:span text:style-name="T18">create.html.erb</text:span><text:span text:style-name="T19"> </text:span><text:span text:style-name="T8">view file rather than just redirecting to <text:s/>the new page that was created.</text:span></text:p>
              <text:list>
                <text:list-item>
                  <text:p text:style-name="P25">This can be achieved by redirecting to the Show page for that post after a successful create</text:p>
                </text:list-item>
              </text:list>
            </text:list-item>
            <text:list-item>
              <text:p text:style-name="P25"><text:soft-page-break/>The application treats a redirect as a completely new HTTP request. The router treats it as a new request as well which means any instance variables in #create are wiped.</text:p>
            </text:list-item>
            <text:list-item>
              <text:p text:style-name="P25">If the #create was unsuccessful, you can redirect the view to another controller action, such as the same action that created the form. (#new action)</text:p>
              <text:list>
                <text:list-item>
                  <text:p text:style-name="P17"><text:span text:style-name="T9">This can be achieved with an if/else statement where you provide an error message and <text:s/></text:span><text:span text:style-name="T5">render :new</text:span><text:span text:style-name="T11"> if creation was unsuccessful.</text:span></text:p>
                </text:list-item>
              </text:list>
            </text:list-item>
          </text:list>
        </text:list-item>
      </text:list>
      <text:p text:style-name="P26"/>
      <text:list xml:id="list184700378415105" text:continue-numbering="true" text:style-name="L5">
        <text:list-item>
          <text:p text:style-name="P51"><text:span text:style-name="T7">When redirecting, there is a shortcut for: </text:span><text:span text:style-name="T4">redirect_to post_path(@post.id)</text:span></text:p>
          <text:list>
            <text:list-item>
              <text:p text:style-name="P51"><text:span text:style-name="T7">The shortcut is: </text:span><text:span text:style-name="T4">redirect_to @post</text:span></text:p>
            </text:list-item>
          </text:list>
        </text:list-item>
      </text:list>
      <text:p text:style-name="P44"/>
      <text:p text:style-name="P5">Multiple Render/Redirects</text:p>
      <text:list xml:id="list1045355042" text:style-name="L6">
        <text:list-item>
          <text:p text:style-name="P42"><text:span text:style-name="T13">render </text:span><text:span text:style-name="T20">and </text:span><text:span text:style-name="T13">redirect_to</text:span><text:span text:style-name="T20"> does not stop your controller action like </text:span><text:span text:style-name="T13">return</text:span><text:span text:style-name="T20"> so it is possible that errors where you are rendering two views.</text:span></text:p>
        </text:list-item>
      </text:list>
      <text:p text:style-name="P27"/>
      <text:p text:style-name="P6">Params and Strong Parameters</text:p>
      <text:list xml:id="list3506729684" text:style-name="L7">
        <text:list-item>
          <text:p text:style-name="P28">To grab information based on form info, use the <text:span text:style-name="T13">params</text:span> hash. It contains the parameters of the request, stored in key:value pairs.</text:p>
          <text:list>
            <text:list-item>
              <text:p text:style-name="P28">You are able to access any parameters this way which have 'scalar' values (string, numbers, booleans, nil)</text:p>
            </text:list-item>
          </text:list>
        </text:list-item>
        <text:list-item>
          <text:p text:style-name="P28">Some forms will submit every field as a top level scalar entry into the params hash.</text:p>
        </text:list-item>
        <text:list-item>
          <text:p text:style-name="P29">Other forms will package all the entries into a hash.</text:p>
          <text:list>
            <text:list-item>
              <text:p text:style-name="P29">This depends on how you set up your form.</text:p>
            </text:list-item>
          </text:list>
        </text:list-item>
      </text:list>
      <text:p text:style-name="P10"/>
      <text:p text:style-name="P10"><text:tab/><text:span text:style-name="T17">Strong Parameters</text:span></text:p>
      <text:list xml:id="list3596675405" text:style-name="L8">
        <text:list-item>
          <text:p text:style-name="P30">'Strong Parameters' are some protections in the controller which will guard against harmful data.</text:p>
        </text:list-item>
        <text:list-item>
          <text:p text:style-name="P30">Rails make you explicitly verify that you are willing to accept certain items of a hash or array.</text:p>
        </text:list-item>
      </text:list>
      <text:p text:style-name="P11"/>
      <text:p text:style-name="P11"><text:tab/><text:span text:style-name="T17">Whitelist</text:span></text:p>
      <text:list xml:id="list3084204112" text:style-name="L9">
        <text:list-item>
          <text:p text:style-name="P31">To 'whitelist', or explicitly allow parameters, you use the methods <text:span text:style-name="T13">#require</text:span> and <text:span text:style-name="T13">#permit</text:span>.</text:p>
          <text:list>
            <text:list-item>
              <text:p text:style-name="P31">You <text:span text:style-name="T13">#require</text:span> the name of your array or hash to be in <text:span text:style-name="T13">params.</text:span></text:p>
            </text:list-item>
            <text:list-item>
              <text:p text:style-name="P31">Then, you <text:span text:style-name="T13">#permit</text:span> the individual attributes inside that hash to be used.</text:p>
            </text:list-item>
          </text:list>
        </text:list-item>
      </text:list>
      <text:p text:style-name="P12"/>
      <text:list xml:id="list184700784945384" text:continue-numbering="true" text:style-name="L9">
        <text:list-item>
          <text:list>
            <text:list-item>
              <text:p text:style-name="P31">ex. <text:span text:style-name="T13">params.require(:post).permit(:title, :body, :author_id)</text:span></text:p>
            </text:list-item>
          </text:list>
        </text:list-item>
        <text:list-item>
          <text:p text:style-name="P31">This will whitelist and return the hash of only those params that you specified. If not specified, then <text:span text:style-name="T13">params[:post]</text:span> will be empty.</text:p>
          <text:list>
            <text:list-item>
              <text:p text:style-name="P31">Furthermore, if any additional fields were submitted inside the hash, then these extra <text:s/>parameters will be stripped away as protection.</text:p>
            </text:list-item>
          </text:list>
        </text:list-item>
        <text:list-item>
          <text:p text:style-name="P31">These params are usually packaged in their own private method which can be then called upon when wanting to access those specific params.</text:p>
        </text:list-item>
      </text:list>
      <text:p text:style-name="P12"/>
      <text:p text:style-name="P39"><text:tab/><text:tab/><text:span text:style-name="T17">Permitted Scalar Values</text:span></text:p>
      <text:list xml:id="list3058961284" text:style-name="L12">
        <text:list-item>
          <text:p text:style-name="P40">The permitted scalar types are: String, Symbol, NilClass, Numeric, TrueClass, FalseClass, Date, Time, DateTime, StringIO, IO, ActionDispatch::Http::UploadedFile, Rack::Test::UploadedFile</text:p>
        </text:list-item>
        <text:list-item>
          <text:p text:style-name="P40">To declare that the value in <text:span text:style-name="T13">params</text:span> must be an array<text:span text:style-name="T21">/hash</text:span> of permitted scalar values, map the key to an empty array<text:span text:style-name="T21">/hash</text:span>.</text:p>
          <text:list>
            <text:list-item>
              <text:p text:style-name="P41"><text:soft-page-break/>This ensures values in the returned structure are permitted scalars.</text:p>
            </text:list-item>
          </text:list>
        </text:list-item>
        <text:list-item>
          <text:p text:style-name="P41">To permit an entire hash of parameters, the permit! method can be used.</text:p>
        </text:list-item>
      </text:list>
      <text:p text:style-name="P12"/>
      <text:p text:style-name="P13"><text:tab/><text:span text:style-name="T17">Flash</text:span></text:p>
      <text:list xml:id="list3440457865" text:style-name="L10">
        <text:list-item>
          <text:p text:style-name="P33">The 'flash' is a special message that is sent to users that briefly appears at the top of an application.</text:p>
        </text:list-item>
        <text:list-item>
          <text:p text:style-name="P33">It acts like a hash where you can set its keys to a specific message and then be available for you access if you want to display it in your views.</text:p>
          <text:list>
            <text:list-item>
              <text:p text:style-name="P33">The names of the key can be chosen-at-will, but by convention, stick to:</text:p>
              <text:list>
                <text:list-item>
                  <text:p text:style-name="P45">:success, :error, :notice</text:p>
                  <text:list>
                    <text:list-item>
                      <text:p text:style-name="P33">ex. the success message might look like: <text:span text:style-name="T13">flash[:success] = 'Great! Your post has been created!'</text:span></text:p>
                    </text:list-item>
                  </text:list>
                </text:list-item>
              </text:list>
            </text:list-item>
          </text:list>
        </text:list-item>
      </text:list>
      <text:p text:style-name="P46"/>
      <text:list xml:id="list184700733624609" text:continue-numbering="true" text:style-name="L10">
        <text:list-item>
          <text:p text:style-name="P34">The flash automatically erases itself once you've used it, so it will not display again when a new page is visited.</text:p>
        </text:list-item>
        <text:list-item>
          <text:p text:style-name="P34">The flash is specifically designed to travel with that HTTP request so you have access to it when you get redirected to the next page.</text:p>
        </text:list-item>
      </text:list>
      <text:p text:style-name="P14"/>
      <text:list xml:id="list184701815661150" text:continue-numbering="true" text:style-name="L10">
        <text:list-item>
          <text:p text:style-name="P34">The distinction between <text:span text:style-name="T13">flash</text:span> and <text:span text:style-name="T13">flash.now</text:span> lets Rails know when it will need to make the flash available to you.</text:p>
          <text:list>
            <text:list-item>
              <text:p text:style-name="P47">flash<text:span text:style-name="T14">: flash provides access after a new request has been made.</text:span></text:p>
            </text:list-item>
            <text:list-item>
              <text:p text:style-name="P47">flash.now: <text:span text:style-name="T14">flash.now provides access after rendering a new view. (same req.)</text:span><text:span text:style-name="T15"> flash.now data is discarded at the end of the current controller action.</text:span></text:p>
            </text:list-item>
          </text:list>
        </text:list-item>
      </text:list>
      <text:p text:style-name="P14"/>
      <text:p text:style-name="P52">Hash and Array Parameters</text:p>
      <text:list xml:id="list23832387" text:style-name="L11">
        <text:list-item>
          <text:p text:style-name="P37">To send an array of values, append an empty pair of square brackets '[]' to the key name.</text:p>
          <text:list>
            <text:list-item>
              <text:p text:style-name="P49">GET /clients?ids[]=1&amp;ids[]=2&amp;ids[]=3</text:p>
            </text:list-item>
            <text:list-item>
              <text:p text:style-name="P37">The value of params[:ids] will be ['1', '2', '3']</text:p>
            </text:list-item>
          </text:list>
        </text:list-item>
        <text:list-item>
          <text:p text:style-name="P37">To send a hash, you include the key name inside the brackets</text:p>
          <text:list>
            <text:list-item>
              <text:p text:style-name="P37">&lt;input type='text' name='client[name]' value='bob' /&gt;</text:p>
            </text:list-item>
          </text:list>
        </text:list-item>
      </text:list>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71" meta:word-count="1083" meta:character-count="6242" meta:non-whitespace-character-count="5276"/>
  </office:meta>
</office:document-meta>
</file>